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</style:style>
    <style:style style:name="P2" style:family="paragraph" style:parent-style-name="Standard">
      <style:paragraph-properties fo:padding="0.049cm" fo:border="0.06pt solid #000000" style:shadow="none"/>
      <style:text-properties style:font-name="Century Schoolbook L" officeooo:rsid="00173a07" officeooo:paragraph-rsid="0017e1a7"/>
    </style:style>
    <style:style style:name="P3" style:family="paragraph" style:parent-style-name="Standard">
      <style:paragraph-properties fo:padding="0.049cm" fo:border="0.06pt solid #000000" style:shadow="none"/>
      <style:text-properties style:font-name="Century Schoolbook L" officeooo:rsid="00173a07" officeooo:paragraph-rsid="001c7023"/>
    </style:style>
    <style:style style:name="P4" style:family="paragraph" style:parent-style-name="Standard">
      <style:paragraph-properties fo:padding="0.049cm" fo:border="0.06pt solid #000000" style:shadow="none"/>
      <style:text-properties style:font-name="Century Schoolbook L" officeooo:rsid="0017e1a7" officeooo:paragraph-rsid="0017e1a7"/>
    </style:style>
    <style:style style:name="P5" style:family="paragraph" style:parent-style-name="Standard">
      <style:paragraph-properties fo:padding="0.049cm" fo:border="0.06pt solid #000000" style:shadow="none"/>
      <style:text-properties style:font-name="Century Schoolbook L" officeooo:rsid="00192ead" officeooo:paragraph-rsid="00192ead"/>
    </style:style>
    <style:style style:name="P6" style:family="paragraph" style:parent-style-name="Standard">
      <style:paragraph-properties fo:padding="0.049cm" fo:border="0.06pt solid #000000" style:shadow="none"/>
      <style:text-properties style:font-name="Century Schoolbook L" officeooo:rsid="001c3acc" officeooo:paragraph-rsid="001c3acc"/>
    </style:style>
    <style:style style:name="P7" style:family="paragraph" style:parent-style-name="Standard">
      <style:paragraph-properties fo:padding="0.049cm" fo:border="0.06pt solid #000000" style:shadow="none"/>
      <style:text-properties style:font-name="Century Schoolbook L" officeooo:rsid="001c7023" officeooo:paragraph-rsid="001c7023"/>
    </style:style>
    <style:style style:name="P8" style:family="paragraph" style:parent-style-name="Standard">
      <style:paragraph-properties fo:padding="0.049cm" fo:border="0.06pt solid #000000" style:shadow="none"/>
      <style:text-properties style:font-name="Century Schoolbook L" officeooo:rsid="001d18a8" officeooo:paragraph-rsid="001d18a8"/>
    </style:style>
    <style:style style:name="P9" style:family="paragraph" style:parent-style-name="Standard">
      <style:paragraph-properties fo:text-align="center" style:justify-single-word="false" fo:padding="0.049cm" fo:border="0.06pt solid #000000" style:shadow="none"/>
      <style:text-properties style:font-name="Century Schoolbook L" officeooo:rsid="001e1142" officeooo:paragraph-rsid="001e1142"/>
    </style:style>
    <style:style style:name="P10" style:family="paragraph" style:parent-style-name="Standard">
      <style:paragraph-properties fo:padding="0.049cm" fo:border="0.06pt solid #000000" style:shadow="none"/>
      <style:text-properties fo:font-variant="normal" fo:text-transform="none" fo:color="#000000" style:font-name="Century Schoolbook L" fo:font-size="12pt" fo:letter-spacing="normal" fo:font-style="normal" fo:font-weight="normal" officeooo:rsid="001c7023" officeooo:paragraph-rsid="001c7023" fo:background-color="#ffffff" style:font-size-asian="10.5pt" style:font-size-complex="12pt"/>
    </style:style>
    <style:style style:name="P11" style:family="paragraph" style:parent-style-name="Standard">
      <style:paragraph-properties fo:padding="0.049cm" fo:border="0.06pt solid #000000" style:shadow="none"/>
      <style:text-properties fo:font-variant="normal" fo:text-transform="none" fo:color="#000000" style:font-name="Century Schoolbook L" fo:font-size="12pt" fo:letter-spacing="normal" fo:font-style="normal" fo:font-weight="normal" officeooo:rsid="001d18a8" officeooo:paragraph-rsid="001d18a8" fo:background-color="#ffffff" style:font-size-asian="10.5pt" style:font-size-complex="12pt"/>
    </style:style>
    <style:style style:name="T1" style:family="text">
      <style:text-properties officeooo:rsid="0017e1a7"/>
    </style:style>
    <style:style style:name="T2" style:family="text">
      <style:text-properties officeooo:rsid="00192ead"/>
    </style:style>
    <style:style style:name="T3" style:family="text">
      <style:text-properties officeooo:rsid="001c7023"/>
    </style:style>
    <style:style style:name="T4" style:family="text">
      <style:text-properties officeooo:rsid="001fa4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MPRESS HER</text:p>
      <text:p text:style-name="P2"/>
      <text:p text:style-name="P2">Romeo <text:span text:style-name="T1">bought</text:span> N beautiful roses for juliet. Each rose <text:span text:style-name="T1">has</text:span> a unique beauty coefficient C, 1&lt;=C&lt;=N. Juliet hates number 3 but loves increasing sequences. <text:span text:style-name="T1">Juliet will be impressed if the arrangement of roses doesn't contain increasing sequence of beauty coefficients of length &gt;= 3. Given N , find the probability that Romeo will impress Juliet.</text:span></text:p>
      <text:p text:style-name="P2"/>
      <text:p text:style-name="P2"/>
      <text:p text:style-name="P4">Input <text:span text:style-name="T2">Format :</text:span></text:p>
      <text:p text:style-name="P5">First line of input file contains T, number of test cases. Next T lines contain N , number of roses in each line.</text:p>
      <text:p text:style-name="P5"/>
      <text:p text:style-name="P5">Output Format :</text:p>
      <text:p text:style-name="P5">Print the result, correct to 6 places after decimal point.</text:p>
      <text:p text:style-name="P5"/>
      <text:p text:style-name="P6">Constrainsts:</text:p>
      <text:p text:style-name="P6">To be decided after testing.</text:p>
      <text:p text:style-name="P2"/>
      <text:p text:style-name="P7">Sample Input:</text:p>
      <text:p text:style-name="P7">2</text:p>
      <text:p text:style-name="P7">2</text:p>
      <text:p text:style-name="P7">3</text:p>
      <text:p text:style-name="P3"/>
      <text:p text:style-name="P7">Sample Output:</text:p>
      <text:p text:style-name="P8">1</text:p>
      <text:p text:style-name="P10">0.833333</text:p>
      <text:p text:style-name="P10"/>
      <text:p text:style-name="P11">Explanation:</text:p>
      <text:p text:style-name="P11">1.We cannot have a increasing sequence of length <text:span text:style-name="T4">&gt;= 3</text:span> with just 2 flowers</text:p>
      <text:p text:style-name="P11"/>
      <text:p text:style-name="P8">2. Out of all the arrangements, Juliet will be unimpressed by the arrangement 123 only.</text:p>
      <text:p text:style-name="P3"><text:span text:style-name="T3"><text:s/></text:span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1:17:44.646650949</meta:creation-date>
    <dc:date>2014-09-28T23:11:16.587389050</dc:date>
    <meta:editing-duration>PT1H40M44S</meta:editing-duration>
    <meta:editing-cycles>12</meta:editing-cycles>
    <meta:generator>LibreOffice/4.2.6.3$Linux_X86_64 LibreOffice_project/420m0$Build-3</meta:generator>
    <meta:document-statistic meta:table-count="0" meta:image-count="0" meta:object-count="0" meta:page-count="2" meta:paragraph-count="19" meta:word-count="141" meta:character-count="806" meta:non-whitespace-character-count="681"/>
  </office:meta>
</office:document-meta>
</file>